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2.4965in"/>
    </style:style>
    <style:style style:name="co4" style:family="table-column">
      <style:table-column-properties fo:break-before="auto" style:column-width="4.3547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3756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4.1693in"/>
    </style:style>
    <style:style style:name="co11" style:family="table-column">
      <style:table-column-properties fo:break-before="auto" style:column-width="1.3693in"/>
    </style:style>
    <style:style style:name="co12" style:family="table-column">
      <style:table-column-properties fo:break-before="auto" style:column-width="3.74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74pt solid #000000"/>
    </style:style>
    <style:style style:name="ce7" style:family="table-cell" style:parent-style-name="Default" style:data-style-name="N104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IND NUMB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REF D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VENDOR LINK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COM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C0603FR-070RL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brzk-wt-001</text:p>
          </table:table-cell>
          <table:table-cell office:value-type="string" calcext:value-type="string">
            <text:p>Embedded Watch Proto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/>
          <table:table-cell table:style-name="ce2" table:formula="of:=SUM([.I3:.I51])" office:value-type="float" office:value="55.496468" calcext:value-type="float">
            <text:p>55.4964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TOTYP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brzk-wt-001-pcb</text:p>
          </table:table-cell>
          <table:table-cell office:value-type="string" calcext:value-type="string">
            <text:p>Embedded Watch Prototype Printed Circuit 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TBD</text:p>
          </table:table-cell>
          <table:table-cell table:style-name="ce2" office:value-type="string" calcext:value-type="string">
            <text:p>TBD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PROTOTYP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ESP32-WROOM-32E-N4</text:p>
          </table:table-cell>
          <table:table-cell office:value-type="string" calcext:value-type="string">
            <text:p>ESP32 Module /w PCB Antenna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2.5" calcext:value-type="currency">
            <text:p>$2.50</text:p>
          </table:table-cell>
          <table:table-cell table:formula="of:=[.H4]*[.F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digikey.com/en/products/detail/espressif-systems/ESP32-WROOM-32E-N4/11613125" xlink:type="simple">https://www.digikey.com/en/products/detail/espressif-systems/ESP32-WROOM-32E-N4/11613125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OT IN STOCK DIGIKEY!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XC9236A33CMR-G </text:p>
          </table:table-cell>
          <table:table-cell office:value-type="string" calcext:value-type="string">
            <text:p>Voltage Regulator - 3.3V, DC-DC Converter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1.83" calcext:value-type="currency">
            <text:p>$1.83</text:p>
          </table:table-cell>
          <table:table-cell table:formula="of:=[.H5]*[.F5]" office:value-type="currency" office:currency="USD" office:value="1.83" calcext:value-type="currency">
            <text:p>$1.83</text:p>
          </table:table-cell>
          <table:table-cell office:value-type="string" calcext:value-type="string">
            <text:p><text:a xlink:href="https://www.mouser.com/ProductDetail/Torex-Semiconductor/XC9236A33CMR-G?qs=AsjdqWjXhJ%2FEQcsIJZieHw%3D%3D" xlink:type="simple">https://www.mouser.com/ProductDetail/Torex-Semiconductor/XC9236A33CMR-G?qs=AsjdqWjXhJ%2FEQcsIJZieHw%3D%3D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HECK CURRENT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MAX1811ESA+</text:p>
          </table:table-cell>
          <table:table-cell office:value-type="string" calcext:value-type="string">
            <text:p>Battery Charger IC Lithium Ion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82" calcext:value-type="currency">
            <text:p>$4.82</text:p>
          </table:table-cell>
          <table:table-cell table:formula="of:=[.H6]*[.F6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digikey.com/en/products/detail/analog-devices-inc-maxim-integrated/MAX1811ESA/1513383" xlink:type="simple">https://www.digikey.com/en/products/detail/analog-devices-inc-maxim-integrated/MAX1811ESA/1513383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TLV840MAPL36DBVRQ1</text:p>
          </table:table-cell>
          <table:table-cell office:value-type="string" calcext:value-type="string">
            <text:p>Battery Supervisor IC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[.H7]*[.F7]" office:value-type="currency" office:currency="USD" office:value="0.85" calcext:value-type="currency">
            <text:p>$0.85</text:p>
          </table:table-cell>
          <table:table-cell office:value-type="string" calcext:value-type="string">
            <text:p><text:a xlink:href="https://www.mouser.com/ProductDetail/Texas-Instruments/TLV840MAPL36DBVRQ1?qs=TuK3vfAjtkUvm%2FFmAPUHzQ%3D%3D" xlink:type="simple">https://www.mouser.com/ProductDetail/Texas-Instruments/TLV840MAPL36DBVRQ1?qs=TuK3vfAjtkUvm%2FFmAPUHz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DMC2400UV-7</text:p>
          </table:table-cell>
          <table:table-cell office:value-type="string" calcext:value-type="string">
            <text:p>MOSFET N/P 2 CHANNEL PAIR IC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H8]*[.F8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digikey.com/en/products/detail/diodes-incorporated/DMC2400UV-7/2918383" xlink:type="simple">https://www.digikey.com/en/products/detail/diodes-incorporated/DMC2400UV-7/2918383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EED TO ADD RESISTORS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LSM6DSMTR</text:p>
          </table:table-cell>
          <table:table-cell table:style-name="Default" office:value-type="string" calcext:value-type="string">
            <text:p>IMU ACCEL/GYRO I2C/SPI IC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45" calcext:value-type="currency">
            <text:p>$4.45</text:p>
          </table:table-cell>
          <table:table-cell table:formula="of:=[.H9]*[.F9]" office:value-type="currency" office:currency="USD" office:value="4.45" calcext:value-type="currency">
            <text:p>$4.45</text:p>
          </table:table-cell>
          <table:table-cell office:value-type="string" calcext:value-type="string">
            <text:p><text:a xlink:href="https://www.digikey.com/en/products/detail/stmicroelectronics/LSM6DSMTR/6192777" xlink:type="simple">https://www.digikey.com/en/products/detail/stmicroelectronics/LSM6DSMTR/6192777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LPS22DFTR</text:p>
          </table:table-cell>
          <table:table-cell office:value-type="string" calcext:value-type="string">
            <text:p>Pressure Sensor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4.19" calcext:value-type="currency">
            <text:p>$4.19</text:p>
          </table:table-cell>
          <table:table-cell table:formula="of:=[.H10]*[.F10]" office:value-type="currency" office:currency="USD" office:value="4.19" calcext:value-type="currency">
            <text:p>$4.19</text:p>
          </table:table-cell>
          <table:table-cell office:value-type="string" calcext:value-type="string">
            <text:p><text:a xlink:href="https://www.mouser.com/ProductDetail/STMicroelectronics/LPS22DFTR?qs=XAiT9M5g4x%2FrfsCWzyhaPw%3D%3D" xlink:type="simple">https://www.mouser.com/ProductDetail/STMicroelectronics/LPS22DFTR?qs=XAiT9M5g4x%2FrfsCWzyhaPw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JS102011SAQN</text:p>
          </table:table-cell>
          <table:table-cell office:value-type="string" calcext:value-type="string">
            <text:p>SPDT SLIDE SWITCH RIGHT ANGLE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71" calcext:value-type="currency">
            <text:p>$0.71</text:p>
          </table:table-cell>
          <table:table-cell table:formula="of:=[.H11]*[.F11]" office:value-type="currency" office:currency="USD" office:value="0.71" calcext:value-type="currency">
            <text:p>$0.71</text:p>
          </table:table-cell>
          <table:table-cell office:value-type="string" calcext:value-type="string">
            <text:p><text:a xlink:href="https://www.digikey.com/en/products/detail/c-k/JS102011SAQN/1640095?s=N4IgTCBcDaIFIGUCMAGMKlIM4EECKAciALoC%2BQA" xlink:type="simple">https://www.digikey.com/en/products/detail/c-k/JS102011SAQN/1640095?s=N4IgTCBcDaIFIGUCMAGMKlIM4EECKAciALoC%2BQA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8" table:number-columns-repeated="9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SM13B-GHS-TB(LF)(SN)</text:p>
          </table:table-cell>
          <table:table-cell office:value-type="string" calcext:value-type="string">
            <text:p>GH1.25 13 PIN 1.25MM CONNECTOR (FOR SCREEN MODULE)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table:style-name="ce2" office:value-type="float" office:value="0.036468" calcext:value-type="float">
            <text:p>0.036468</text:p>
          </table:table-cell>
          <table:table-cell table:formula="of:=[.H13]*[.F13]" office:value-type="currency" office:currency="USD" office:value="0.036468" calcext:value-type="currency">
            <text:p>$0.04</text:p>
          </table:table-cell>
          <table:table-cell office:value-type="string" calcext:value-type="string">
            <text:p><text:a xlink:href="https://www.digikey.com/en/products/detail/jst-sales-america-inc/SM13B-GHS-TB-LF-SN/807797?s=N4IgTCBcDaIMoFkCMBmAQgWgOIAk4YBU0QBdAXyA" xlink:type="simple">https://www.digikey.com/en/products/detail/jst-sales-america-inc/SM13B-GHS-TB-LF-SN/807797?s=N4IgTCBcDaIMoFkCMBmAQgWgOIAk4YBU0QBdAXyA</text:a>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Y NEED TO FIND ALTERNATE (STRAIGHT SOLDER?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USB4056-03-A</text:p>
          </table:table-cell>
          <table:table-cell office:value-type="string" calcext:value-type="string">
            <text:p>USB-C 3.2 CONNECTOR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97" calcext:value-type="currency">
            <text:p>$0.97</text:p>
          </table:table-cell>
          <table:table-cell table:formula="of:=[.H14]*[.F14]" office:value-type="currency" office:currency="USD" office:value="0.97" calcext:value-type="currency">
            <text:p>$0.97</text:p>
          </table:table-cell>
          <table:table-cell office:value-type="string" calcext:value-type="string">
            <text:p><text:a xlink:href="https://www.digikey.com/en/products/detail/gct/USB4056-03-A/14638038" xlink:type="simple">https://www.digikey.com/en/products/detail/gct/USB4056-03-A/14638038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GRPB052VWVN-RC</text:p>
          </table:table-cell>
          <table:table-cell office:value-type="string" calcext:value-type="string">
            <text:p>10 PIN HEADER 2 ROW 1.27MM PITCH (JTAG)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73" calcext:value-type="currency">
            <text:p>$0.73</text:p>
          </table:table-cell>
          <table:table-cell table:formula="of:=[.H15]*[.F15]" office:value-type="currency" office:currency="USD" office:value="0.73" calcext:value-type="currency">
            <text:p>$0.73</text:p>
          </table:table-cell>
          <table:table-cell office:value-type="string" calcext:value-type="string">
            <text:p><text:a xlink:href="https://www.digikey.com/en/products/detail/sullins-connector-solutions/GRPB052VWVN-RC/1786455" xlink:type="simple">https://www.digikey.com/en/products/detail/sullins-connector-solutions/GRPB052VWVN-RC/1786455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0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0"/>
          <table:table-cell table:number-columns-repeated="6"/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RC0603FR-075K1L </text:p>
          </table:table-cell>
          <table:table-cell table:style-name="ce10" office:value-type="string" calcext:value-type="string">
            <text:p>RESISTOR, 0603, 5.1K</text:p>
          </table:table-cell>
          <table:table-cell office:value-type="string" calcext:value-type="string">
            <text:p>R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18]*[.F18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YAGEO/RC0603FR-075K1L?qs=sGAEpiMZZMukHu%252BjC5l7YfGIerj%2FLQjmNxxJv1i4hYs%3D" xlink:type="simple">https://www.mouser.com/ProductDetail/YAGEO/RC0603FR-075K1L?qs=sGAEpiMZZMukHu%252BjC5l7YfGIerj%2FLQjmNxxJv1i4hYs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RC0603FR-0710KL</text:p>
          </table:table-cell>
          <table:table-cell table:style-name="ce10" office:value-type="string" calcext:value-type="string">
            <text:p>RESISTOR, 0603, 10K</text:p>
          </table:table-cell>
          <table:table-cell office:value-type="string" calcext:value-type="string">
            <text:p>R3,4,5,17,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19]*[.F19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YAGEO/RC0603FR-0710KL?qs=grNVn54RoB%252B3GtjbJj3wJQ%3D%3D" xlink:type="simple">https://www.mouser.com/ProductDetail/YAGEO/RC0603FR-0710KL?qs=grNVn54RoB%252B3GtjbJj3wJ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RC0603FR-071KL</text:p>
          </table:table-cell>
          <table:table-cell table:style-name="ce10" office:value-type="string" calcext:value-type="string">
            <text:p>RESISTOR, 0603, 1K</text:p>
          </table:table-cell>
          <table:table-cell office:value-type="string" calcext:value-type="string">
            <text:p>R1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0]*[.F20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YAGEO/RC0603FR-071KL?qs=VU8sRB4EgwApHsk4rF%2F3zg%3D%3D" xlink:type="simple">https://www.mouser.com/ProductDetail/YAGEO/RC0603FR-071KL?qs=VU8sRB4EgwApHsk4rF%2F3zg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RC0603FR-071ML</text:p>
          </table:table-cell>
          <table:table-cell table:style-name="ce10" office:value-type="string" calcext:value-type="string">
            <text:p>RESISTOR, 0603, 1M</text:p>
          </table:table-cell>
          <table:table-cell office:value-type="string" calcext:value-type="string">
            <text:p>R6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1]*[.F21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YAGEO/RC0603FR-071ML?qs=VU8sRB4EgwDPceeQKB324w%3D%3D" xlink:type="simple">https://www.mouser.com/ProductDetail/YAGEO/RC0603FR-071ML?qs=VU8sRB4EgwDPceeQKB324w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RC0603FR-071M5L</text:p>
          </table:table-cell>
          <table:table-cell table:style-name="ce10" office:value-type="string" calcext:value-type="string">
            <text:p>RESISTOR, 0603, 1.5M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2]*[.F2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YAGEO/RC0603FR-071M5L?qs=VU8sRB4EgwAP38Z8qzPx9Q%3D%3D" xlink:type="simple">https://www.mouser.com/ProductDetail/YAGEO/RC0603FR-071M5L?qs=VU8sRB4EgwAP38Z8qzPx9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RC0603FR-07180KL</text:p>
          </table:table-cell>
          <table:table-cell table:style-name="ce10" office:value-type="string" calcext:value-type="string">
            <text:p>RESISTOR, 0603, 180K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3]*[.F23]" office:value-type="currency" office:currency="USD" office:value="0.1" calcext:value-type="currency">
            <text:p>$0.10</text:p>
          </table:table-cell>
          <table:table-cell table:style-name="Default" office:value-type="string" calcext:value-type="string">
            <text:p><text:a xlink:href="https://www.mouser.com/ProductDetail/YAGEO/RC0603FR-07180KL?qs=O8xBZ6PjLLQzC0EvPkFa3w%3D%3D" xlink:type="simple">https://www.mouser.com/ProductDetail/YAGEO/RC0603FR-07180KL?qs=O8xBZ6PjLLQzC0EvPkFa3w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RC0603FR-070RL</text:p>
          </table:table-cell>
          <table:table-cell table:style-name="ce10" office:value-type="string" calcext:value-type="string">
            <text:p>RESISTOR, 0603, 0R</text:p>
          </table:table-cell>
          <table:table-cell office:value-type="string" calcext:value-type="string">
            <text:p>R12,13,14,15,16,18,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4]*[.F24]" office:value-type="currency" office:currency="USD" office:value="0.7" calcext:value-type="currency">
            <text:p>$0.70</text:p>
          </table:table-cell>
          <table:table-cell office:value-type="string" calcext:value-type="string">
            <text:p><text:a xlink:href="https://www.mouser.com/ProductDetail/YAGEO/RC0603FR-070RL?qs=sGAEpiMZZMvdGkrng054t8AJgcdMkx7xZdNoPBh6LNc%3D" xlink:type="simple">https://www.mouser.com/ProductDetail/YAGEO/RC0603FR-070RL?qs=sGAEpiMZZMvdGkrng054t8AJgcdMkx7xZdNoPBh6LNc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NR4018T4R7M</text:p>
          </table:table-cell>
          <table:table-cell office:value-type="string" calcext:value-type="string">
            <text:p>INDUCTOR, NR4018, 4.7UH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35" calcext:value-type="currency">
            <text:p>$0.35</text:p>
          </table:table-cell>
          <table:table-cell table:formula="of:=[.H26]*[.F26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s://www.digikey.com/en/products/detail/taiyo-yuden/NR4018T4R7M/958054" xlink:type="simple">https://www.digikey.com/en/products/detail/taiyo-yuden/NR4018T4R7M/958054</text:a></text:p>
          </table:table-cell>
          <table:table-cell office:value-type="string" calcext:value-type="string">
            <text:p>END OF LIFE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CL21A475KPFNNNF </text:p>
          </table:table-cell>
          <table:table-cell office:value-type="string" calcext:value-type="string">
            <text:p>CAPACITOR, 0805, 4.7UF</text:p>
          </table:table-cell>
          <table:table-cell office:value-type="string" calcext:value-type="string">
            <text:p>C1,3,8,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8]*[.F28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mouser.com/ProductDetail/Samsung-Electro-Mechanics/CL21A475KPFNNNF?qs=yOVawPpwOwl%252B8PBenlc6lg%3D%3D" xlink:type="simple">https://www.mouser.com/ProductDetail/Samsung-Electro-Mechanics/CL21A475KPFNNNF?qs=yOVawPpwOwl%252B8PBenlc6lg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110</text:p>
          </table:table-cell>
          <table:table-cell office:value-type="string" calcext:value-type="string">
            <text:p>CL21B225KPFNNNE </text:p>
          </table:table-cell>
          <table:table-cell office:value-type="string" calcext:value-type="string">
            <text:p>CAPACITOR, 0805, 2.2UF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29]*[.F29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Samsung-Electro-Mechanics/CL21B225KPFNNNE?qs=349EhDEZ59oD5pfAKZ0J0g%3D%3D" xlink:type="simple">https://www.mouser.com/ProductDetail/Samsung-Electro-Mechanics/CL21B225KPFNNNE?qs=349EhDEZ59oD5pfAKZ0J0g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CL21A106KQFNNNE </text:p>
          </table:table-cell>
          <table:table-cell office:value-type="string" calcext:value-type="string">
            <text:p>CAPACITOR, 0805, 10UF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30]*[.F30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Samsung-Electro-Mechanics/CL21A106KQFNNNE?qs=349EhDEZ59r7ASo3FF1ozQ%3D%3D" xlink:type="simple">https://www.mouser.com/ProductDetail/Samsung-Electro-Mechanics/CL21A106KQFNNNE?qs=349EhDEZ59r7ASo3FF1oz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112</text:p>
          </table:table-cell>
          <table:table-cell office:value-type="string" calcext:value-type="string">
            <text:p>CL21B104KACNNND </text:p>
          </table:table-cell>
          <table:table-cell office:value-type="string" calcext:value-type="string">
            <text:p>CAPACITOR, 0805, 0.1UF</text:p>
          </table:table-cell>
          <table:table-cell office:value-type="string" calcext:value-type="string">
            <text:p>C5,7,9,10,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31]*[.F31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Samsung-Electro-Mechanics/CL21B104KACNNND?qs=xZ%2FP%252Ba9zWqbyH%252BeJxJYU3Q%3D%3D" xlink:type="simple">https://www.mouser.com/ProductDetail/Samsung-Electro-Mechanics/CL21B104KACNNND?qs=xZ%2FP%252Ba9zWqbyH%252BeJxJYU3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113</text:p>
          </table:table-cell>
          <table:table-cell table:style-name="Default" office:value-type="string" calcext:value-type="string">
            <text:p>CL21A106KQFNNNE </text:p>
          </table:table-cell>
          <table:table-cell office:value-type="string" calcext:value-type="string">
            <text:p>CAPACITOR, 0805, 22UF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32]*[.F32]" office:value-type="currency" office:currency="USD" office:value="0.1" calcext:value-type="currency">
            <text:p>$0.10</text:p>
          </table:table-cell>
          <table:table-cell table:style-name="Default" office:value-type="string" calcext:value-type="string">
            <text:p><text:a xlink:href="https://www.mouser.com/ProductDetail/Samsung-Electro-Mechanics/CL21A106KQFNNNE?qs=349EhDEZ59r7ASo3FF1ozQ%3D%3D" xlink:type="simple">https://www.mouser.com/ProductDetail/Samsung-Electro-Mechanics/CL21A106KQFNNNE?qs=349EhDEZ59r7ASo3FF1ozQ%3D%3D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 table:number-rows-repeated="3">
          <table:table-cell table:number-columns-repeated="8"/>
          <table:table-cell table:style-name="ce2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01</text:p>
          </table:table-cell>
          <table:table-cell table:style-name="ce2" office:value-type="float" office:value="24155" calcext:value-type="float">
            <text:p>24155</text:p>
          </table:table-cell>
          <table:table-cell office:value-type="string" calcext:value-type="string">
            <text:p>1.28 Inch 240x240p Screen Module /w Capacative Touch Senso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18.99" calcext:value-type="currency">
            <text:p>$18.99</text:p>
          </table:table-cell>
          <table:table-cell table:formula="of:=[.H36]*[.F36]" office:value-type="currency" office:currency="USD" office:value="18.99" calcext:value-type="currency">
            <text:p>$18.99</text:p>
          </table:table-cell>
          <table:table-cell office:value-type="string" calcext:value-type="string">
            <text:p><text:a xlink:href="https://www.waveshare.com/1.28inch-touch-lcd.htm" xlink:type="simple">https://www.waveshare.com/1.28inch-touch-lcd.htm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02</text:p>
          </table:table-cell>
          <table:table-cell table:style-name="ce2" office:value-type="string" calcext:value-type="string">
            <text:p>LP102530JU+PCM+2 WIRES 50MM</text:p>
          </table:table-cell>
          <table:table-cell office:value-type="string" calcext:value-type="string">
            <text:p>LIPO 3.7V 680MAH BATT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currency" office:currency="USD" office:value="11.47" calcext:value-type="currency">
            <text:p>$11.47</text:p>
          </table:table-cell>
          <table:table-cell table:formula="of:=[.H37]*[.F37]" office:value-type="currency" office:currency="USD" office:value="11.47" calcext:value-type="currency">
            <text:p>$11.47</text:p>
          </table:table-cell>
          <table:table-cell office:value-type="string" calcext:value-type="string">
            <text:p><text:a xlink:href="https://www.digikey.com/en/products/detail/jauch-quartz/LP102530JU-PCM-2-WIRES-50MM/9560985" xlink:type="simple">https://www.digikey.com/en/products/detail/jauch-quartz/LP102530JU-PCM-2-WIRES-50MM/9560985</text:a></text:p>
          </table:table-cell>
          <table:table-cell office:value-type="string" calcext:value-type="string">
            <text:p>ACTIVE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4"/>
          <table:table-cell table:style-name="ce2" table:number-columns-repeated="2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table:number-columns-repeated="1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1</text:p>
          </table:table-cell>
          <table:table-cell table:style-name="ce3" office:value-type="string" calcext:value-type="string">
            <text:p>brzk-wt-001-sch</text:p>
          </table:table-cell>
          <table:table-cell office:value-type="string" calcext:value-type="string">
            <text:p>Embedded Watch Circuit Card Assembly Schemati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TOTYP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14"/>
        </table:table-row>
        <table:table-row table:style-name="ro1" table:number-rows-repeated="7">
          <table:table-cell table:style-name="Default" table:number-columns-repeated="12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LSM6DSM</text:p>
          </table:table-cell>
          <table:table-cell table:style-name="Default" table:number-columns-repeated="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2:58:01.158519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21:47.007950236</meta:creation-date>
    <meta:generator>LibreOffice/7.5.9.2$Linux_X86_64 LibreOffice_project/50$Build-2</meta:generator>
    <dc:date>2023-12-27T22:58:20.784187983</dc:date>
    <meta:editing-duration>PT18H10M29S</meta:editing-duration>
    <meta:editing-cycles>56</meta:editing-cycles>
    <meta:document-statistic meta:table-count="1" meta:cell-count="330" meta:object-count="0"/>
  </office:meta>
</office:document-meta>
</file>